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64in" fo:margin-left="0in" table:align="left"/>
    </style:style>
    <style:style style:name="Table1.A" style:family="table-column">
      <style:table-column-properties style:column-width="1.2486in"/>
    </style:style>
    <style:style style:name="Table1.B" style:family="table-column">
      <style:table-column-properties style:column-width="5.6778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officeooo:rsid="0005ec63" officeooo:paragraph-rsid="0005ec63" style:font-size-asian="12pt" style:font-size-complex="12pt"/>
    </style:style>
    <style:style style:name="P3" style:family="paragraph" style:parent-style-name="Standard">
      <style:text-properties style:font-name="Times New Roman" fo:font-size="12pt" officeooo:rsid="0005ec63" officeooo:paragraph-rsid="0006614d" style:font-size-asian="12pt" style:font-size-complex="12pt"/>
    </style:style>
    <style:style style:name="P4" style:family="paragraph" style:parent-style-name="Standard">
      <style:paragraph-properties fo:margin-left="1.3335in" fo:margin-right="0in" fo:text-indent="-1.3335in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left="1.3335in" fo:margin-right="0in" fo:text-indent="-1.3335in" style:auto-text-indent="false"/>
      <style:text-properties style:font-name="Times New Roman" fo:font-size="12pt" officeooo:rsid="00041822" officeooo:paragraph-rsid="0004a956" style:font-size-asian="12pt" style:font-size-complex="12pt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officeooo:rsid="00041822" officeooo:paragraph-rsid="0004a956" style:font-size-asian="12pt" style:font-size-complex="12pt"/>
    </style:style>
    <style:style style:name="P7" style:family="paragraph" style:parent-style-name="List_20_Contents">
      <style:paragraph-properties fo:margin-left="0in" fo:margin-right="0in" fo:text-align="start" style:justify-single-word="false" fo:text-indent="0in" style:auto-text-indent="false"/>
    </style:style>
    <style:style style:name="P8" style:family="paragraph" style:parent-style-name="Table_20_Contents"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officeooo:rsid="00041822" officeooo:paragraph-rsid="00041822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41822" officeooo:paragraph-rsid="00041822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041822" officeooo:paragraph-rsid="0006d7e9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04a956" officeooo:paragraph-rsid="0004a956" style:font-size-asian="12pt" style:font-size-complex="12pt"/>
    </style:style>
    <style:style style:name="P14" style:family="paragraph" style:parent-style-name="Table_20_Contents">
      <style:text-properties style:font-name="Times New Roman" fo:font-size="12pt" officeooo:rsid="0004a956" officeooo:paragraph-rsid="0004a956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rsid="0004a956" officeooo:paragraph-rsid="0004a956" style:font-size-asian="12pt" style:font-size-complex="12pt"/>
    </style:style>
    <style:style style:name="P16" style:family="paragraph" style:parent-style-name="Table_20_Contents">
      <style:text-properties style:font-name="Times New Roman" fo:font-size="12pt" officeooo:paragraph-rsid="00059a94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41822" officeooo:paragraph-rsid="00041822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41822" officeooo:paragraph-rsid="00041822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Times New Roman" fo:font-size="12pt" fo:font-weight="bold" officeooo:rsid="00041822" officeooo:paragraph-rsid="00041822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4a956" officeooo:paragraph-rsid="0004a956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4a956" officeooo:paragraph-rsid="0004a956" style:font-size-asian="12pt" style:font-weight-asian="bold" style:font-size-complex="12pt" style:font-weight-complex="bold"/>
    </style:style>
    <style:style style:name="T1" style:family="text">
      <style:text-properties fo:color="#1a1a1a" style:text-outline="false" fo:letter-spacing="normal" style:letter-kerning="false"/>
    </style:style>
    <style:style style:name="T2" style:family="text">
      <style:text-properties fo:color="#1a1a1a" style:text-outline="false" fo:letter-spacing="normal" officeooo:rsid="0004a956" style:letter-kerning="false"/>
    </style:style>
    <style:style style:name="T3" style:family="text">
      <style:text-properties fo:color="#1a1a1a" style:text-outline="false" fo:letter-spacing="normal" officeooo:rsid="00059a94" style:letter-kerning="false"/>
    </style:style>
    <style:style style:name="T4" style:family="text">
      <style:text-properties fo:color="#1a1a1a" style:text-outline="false" fo:letter-spacing="normal" officeooo:rsid="0006d7e9" style:letter-kerning="false"/>
    </style:style>
    <style:style style:name="T5" style:family="text">
      <style:text-properties officeooo:rsid="0004a95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officeooo:rsid="00059a94"/>
    </style:style>
    <style:style style:name="T9" style:family="text">
      <style:text-properties officeooo:rsid="0005ec63"/>
    </style:style>
    <style:style style:name="T10" style:family="text">
      <style:text-properties officeooo:rsid="0006614d"/>
    </style:style>
    <style:style style:name="T11" style:family="text">
      <style:text-properties officeooo:rsid="0006d7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1">Error Codes</text:p>
          </table:table-cell>
          <table:covered-table-cell/>
        </table:table-row>
        <table:table-row>
          <table:table-cell table:style-name="Table1.A2" office:value-type="string">
            <text:p text:style-name="P17">Bits</text:p>
          </table:table-cell>
          <table:table-cell table:style-name="Table1.B2" office:value-type="string">
            <text:p text:style-name="P19">Description</text:p>
          </table:table-cell>
        </table:table-row>
        <table:table-row>
          <table:table-cell table:style-name="Table1.A2" office:value-type="string">
            <text:p text:style-name="P9">12-15</text:p>
          </table:table-cell>
          <table:table-cell table:style-name="Table1.B2" office:value-type="string">
            <text:p text:style-name="P10">Error type <text:span text:style-name="T11">flags.</text:span></text:p>
          </table:table-cell>
        </table:table-row>
        <table:table-row>
          <table:table-cell table:style-name="Table1.A2" office:value-type="string">
            <text:p text:style-name="P9">8-11</text:p>
          </table:table-cell>
          <table:table-cell table:style-name="Table1.B2" office:value-type="string">
            <text:p text:style-name="P10">Reserved. <text:s/>Send as zero, ignore on receipt. </text:p>
          </table:table-cell>
        </table:table-row>
        <table:table-row>
          <table:table-cell table:style-name="Table1.A2" office:value-type="string">
            <text:p text:style-name="P9">4-7</text:p>
          </table:table-cell>
          <table:table-cell table:style-name="Table1.B2" office:value-type="string">
            <text:p text:style-name="P11">General Error <text:span text:style-name="T11">Enumeration 0-15.</text:span></text:p>
          </table:table-cell>
        </table:table-row>
        <table:table-row>
          <table:table-cell table:style-name="Table1.A2" office:value-type="string">
            <text:p text:style-name="P9">0-3</text:p>
          </table:table-cell>
          <table:table-cell table:style-name="Table1.B2" office:value-type="string">
            <text:p text:style-name="P7">Reserved for use of specific protocols for error reporting. <text:s/>Interpretation of these bits will be defined in <text:span text:style-name="T7">the</text:span> specific protocol documentation. <text:s/>A value of zero in this field means no further information is available. <text:s/></text:p>
          </table:table-cell>
        </table:table-row>
        <table:table-row>
          <table:table-cell table:style-name="Table1.A2" office:value-type="string">
            <text:p text:style-name="P18">Value</text:p>
          </table:table-cell>
          <table:table-cell table:style-name="Table1.B2" office:value-type="string">
            <text:p text:style-name="P18">Description</text:p>
          </table:table-cell>
        </table:table-row>
        <table:table-row>
          <table:table-cell table:style-name="Table1.B2" table:number-columns-spanned="2" office:value-type="string">
            <text:p text:style-name="P18">Permanent Error <text:span text:style-name="T9">Enumeration</text:span>. Re-trying the same interaction will result in the same error.</text:p>
          </table:table-cell>
          <table:covered-table-cell/>
        </table:table-row>
        <table:table-row>
          <table:table-cell table:style-name="Table1.A2" office:value-type="string">
            <text:p text:style-name="P9">0x1<text:span text:style-name="T5">0</text:span>0<text:span text:style-name="T5">0</text:span></text:p>
          </table:table-cell>
          <table:table-cell table:style-name="Table1.B2" office:value-type="string">
            <text:p text:style-name="P10">Permanent error, <text:span text:style-name="T9">not further</text:span> specified. <text:s/></text:p>
          </table:table-cell>
        </table:table-row>
        <table:table-row>
          <table:table-cell table:style-name="Table1.A2" office:value-type="string">
            <text:p text:style-name="P9">0x1010</text:p>
          </table:table-cell>
          <table:table-cell table:style-name="Table1.B2" office:value-type="string">
            <text:p text:style-name="P10">Unimplemented, <text:span text:style-name="T5">not further specified.</text:span></text:p>
          </table:table-cell>
        </table:table-row>
        <table:table-row>
          <table:table-cell table:style-name="Table1.A2" office:value-type="string">
            <text:p text:style-name="P9">0x1020</text:p>
          </table:table-cell>
          <table:table-cell table:style-name="Table1.B2" office:value-type="string">
            <text:p text:style-name="P8">Source not permitted. </text:p>
          </table:table-cell>
        </table:table-row>
        <table:table-row>
          <table:table-cell table:style-name="Table1.A2" office:value-type="string">
            <text:p text:style-name="P9">0x1030</text:p>
          </table:table-cell>
          <table:table-cell table:style-name="Table1.B2" office:value-type="string">
            <text:p text:style-name="P14">Reserved.</text:p>
          </table:table-cell>
        </table:table-row>
        <table:table-row>
          <table:table-cell table:style-name="Table1.A2" office:value-type="string">
            <text:p text:style-name="P9">0x1040</text:p>
          </table:table-cell>
          <table:table-cell table:style-name="Table1.B2" office:value-type="string">
            <text:p text:style-name="P16">Unimplemented, <text:span text:style-name="T5">not further specified</text:span>. </text:p>
          </table:table-cell>
        </table:table-row>
        <table:table-row>
          <table:table-cell table:style-name="Table1.A2" office:value-type="string">
            <text:p text:style-name="P9">0x10<text:span text:style-name="T5">5</text:span>0</text:p>
          </table:table-cell>
          <table:table-cell table:style-name="Table1.B2" office:value-type="string">
            <text:p text:style-name="P5"><text:span text:style-name="T1">Unimplemented, </text:span><text:span text:style-name="T3">s</text:span><text:span text:style-name="T1">ubcommand </text:span><text:span text:style-name="T4">is </text:span><text:span text:style-name="T1">unknown.</text:span></text:p>
          </table:table-cell>
        </table:table-row>
        <table:table-row>
          <table:table-cell table:style-name="Table1.A2" office:value-type="string">
            <text:p text:style-name="P9">0x10<text:span text:style-name="T5">6</text:span>0</text:p>
          </table:table-cell>
          <table:table-cell table:style-name="Table1.B2" office:value-type="string">
            <text:p text:style-name="P6"><text:span text:style-name="T1">Unimplemented, Datagram-type, Stream-type, or command </text:span><text:span text:style-name="T4">is </text:span><text:span text:style-name="T1">unknown.</text:span></text:p>
          </table:table-cell>
        </table:table-row>
        <table:table-row>
          <table:table-cell table:style-name="Table1.A2" office:value-type="string">
            <text:p text:style-name="P9">0x10<text:span text:style-name="T5">7</text:span>0</text:p>
          </table:table-cell>
          <table:table-cell table:style-name="Table1.B2" office:value-type="string">
            <text:p text:style-name="P6"><text:span text:style-name="T1">Unimplemented, </text:span><text:span text:style-name="T3">u</text:span><text:span text:style-name="T1">nknown MTI, or Transport protocol (datagrams/streams) </text:span><text:span text:style-name="T4">is </text:span><text:span text:style-name="T1">no</text:span><text:span text:style-name="T2">t supported. <text:s/></text:span></text:p>
          </table:table-cell>
        </table:table-row>
        <table:table-row>
          <table:table-cell table:style-name="Table1.A2" office:value-type="string">
            <text:p text:style-name="P9">0x1080</text:p>
          </table:table-cell>
          <table:table-cell table:style-name="Table1.B2" office:value-type="string">
            <text:p text:style-name="P8">Invalid arguments. Some of the values sent in the message fall outside of the expected range, or do not match the expectations of the receiving node.</text:p>
          </table:table-cell>
        </table:table-row>
        <table:table-row>
          <table:table-cell table:style-name="Table1.A2" office:value-type="string">
            <text:p text:style-name="P9">0x1090-<text:span text:style-name="T5">0x10F0</text:span></text:p>
          </table:table-cell>
          <table:table-cell table:style-name="Table1.B2" office:value-type="string">
            <text:p text:style-name="P14">Reserved.</text:p>
          </table:table-cell>
        </table:table-row>
        <table:table-row>
          <table:table-cell table:style-name="Table1.B2" table:number-columns-spanned="2" office:value-type="string">
            <text:p text:style-name="P18">Temporary Error (resent OK). <text:s/>Re-trying the same interaction later is likely to succeed.</text:p>
          </table:table-cell>
          <table:covered-table-cell/>
        </table:table-row>
        <table:table-row>
          <table:table-cell table:style-name="Table1.A2" office:value-type="string">
            <text:p text:style-name="P12">0x2000</text:p>
          </table:table-cell>
          <table:table-cell table:style-name="Table1.B2" office:value-type="string">
            <text:p text:style-name="P8">Temporary error, <text:span text:style-name="T9">not further not specified. <text:s/></text:span></text:p>
          </table:table-cell>
        </table:table-row>
        <table:table-row>
          <table:table-cell table:style-name="Table1.A2" office:value-type="string">
            <text:p text:style-name="P9">0x2010</text:p>
          </table:table-cell>
          <table:table-cell table:style-name="Table1.B2" office:value-type="string">
            <text:p text:style-name="P14">Reserved.</text:p>
          </table:table-cell>
        </table:table-row>
        <table:table-row>
          <table:table-cell table:style-name="Table1.A2" office:value-type="string">
            <text:p text:style-name="P9">0x2020</text:p>
          </table:table-cell>
          <table:table-cell table:style-name="Table1.B2" office:value-type="string">
            <text:p text:style-name="P10">Buffer unavailable or destination node busy. </text:p>
          </table:table-cell>
        </table:table-row>
        <table:table-row>
          <table:table-cell table:style-name="Table1.A2" office:value-type="string">
            <text:p text:style-name="P9">0x2030</text:p>
          </table:table-cell>
          <table:table-cell table:style-name="Table1.B2" office:value-type="string">
            <text:p text:style-name="P14">Reserved.</text:p>
          </table:table-cell>
        </table:table-row>
        <table:table-row>
          <table:table-cell table:style-name="Table1.A2" office:value-type="string">
            <text:p text:style-name="P9">0x2040</text:p>
          </table:table-cell>
          <table:table-cell table:style-name="Table1.B2" office:value-type="string">
            <text:p text:style-name="P10">Unexpected, Out of order. An inconsistency was found in the message or frame sequence received, the arrived message is unexpected or does not match the state of the receiving node.</text:p>
          </table:table-cell>
        </table:table-row>
        <table:table-row>
          <table:table-cell table:style-name="Table1.A2" office:value-type="string">
            <text:p text:style-name="P9">0x2050-<text:span text:style-name="T5">0x2070</text:span></text:p>
          </table:table-cell>
          <table:table-cell table:style-name="Table1.B2" office:value-type="string">
            <text:p text:style-name="P14">Reserved.</text:p>
          </table:table-cell>
        </table:table-row>
        <table:table-row>
          <table:table-cell table:style-name="Table1.A2" office:value-type="string">
            <text:p text:style-name="P9">0x2080</text:p>
          </table:table-cell>
          <table:table-cell table:style-name="Table1.B2" office:value-type="string">
            <text:p text:style-name="P10">Transfer error. <text:s/>The message or received message was ill-formed, failed checksum, or is otherwise uninterpretable. <text:s/>On CAN, this is handled by the hardware.</text:p>
          </table:table-cell>
        </table:table-row>
        <table:table-row>
          <table:table-cell table:style-name="Table1.A2" office:value-type="string">
            <text:p text:style-name="P13">0x2090-0x20F0</text:p>
          </table:table-cell>
          <table:table-cell table:style-name="Table1.B2" office:value-type="string">
            <text:p text:style-name="P14">Reserved. <text:s/></text:p>
          </table:table-cell>
        </table:table-row>
        <table:table-row>
          <table:table-cell table:style-name="Table1.B2" table:number-columns-spanned="2" office:value-type="string">
            <text:p text:style-name="P15"><text:span text:style-name="T6">Reserved</text:span></text:p>
          </table:table-cell>
          <table:covered-table-cell/>
        </table:table-row>
        <table:table-row>
          <table:table-cell table:style-name="Table1.A2" office:value-type="string">
            <text:p text:style-name="P13">0x4000</text:p>
          </table:table-cell>
          <table:table-cell table:style-name="Table1.B2" office:value-type="string">
            <text:p text:style-name="P14">Reserved. <text:s/><text:span text:style-name="T9">Write as zero, ignored on read. <text:s/></text:span></text:p>
          </table:table-cell>
        </table:table-row>
        <table:table-row>
          <table:table-cell table:style-name="Table1.B2" table:number-columns-spanned="2" office:value-type="string">
            <text:p text:style-name="P20">Accept Flag</text:p>
          </table:table-cell>
          <table:covered-table-cell/>
        </table:table-row>
        <text:soft-page-break/>
        <table:table-row>
          <table:table-cell table:style-name="Table1.A2" office:value-type="string">
            <text:p text:style-name="P13">0x8000</text:p>
          </table:table-cell>
          <table:table-cell table:style-name="Table1.B2" office:value-type="string">
            <text:p text:style-name="P14">Accept, no error. <text:s/>This value shal<text:span text:style-name="T8">l</text:span> not be used in reject messages. <text:s/></text:p>
          </table:table-cell>
        </table:table-row>
      </table:table>
      <text:p text:style-name="P1"/>
      <text:p text:style-name="P4"><text:span text:style-name="T1"/></text:p>
      <text:p text:style-name="P2">Examples: <text:s/></text:p>
      <text:p text:style-name="P2"/>
      <text:p text:style-name="P2">Protocol X might define:</text:p>
      <text:p text:style-name="P2">0x0001 – error flag 1</text:p>
      <text:p text:style-name="P2">0x0002 – error flag 2</text:p>
      <text:p text:style-name="P2">0x0004 – erro<text:span text:style-name="T10">r</text:span> flag 3</text:p>
      <text:p text:style-name="P2">0x0008 – erro<text:span text:style-name="T10">r</text:span> flag 4</text:p>
      <text:p text:style-name="P2">So, a node might send:</text:p>
      <text:p text:style-name="P2"><text:s text:c="4"/>0x1051 unimplemented subcommand, flag 1</text:p>
      <text:p text:style-name="P2">or 0x1053 unimplemented subcommand, flag 1 and flag 2</text:p>
      <text:p text:style-name="P2"/>
      <text:p text:style-name="P2"/>
      <text:p text:style-name="P2">Protocol Y might define:</text:p>
      <text:p text:style-name="P2">0x0001 – <text:span text:style-name="T10">enumeration 1</text:span></text:p>
      <text:p text:style-name="P3">0x0002 – <text:span text:style-name="T10">enumeration </text:span>2</text:p>
      <text:p text:style-name="P3">0x000<text:span text:style-name="T10">3</text:span> – <text:span text:style-name="T10">enumeration </text:span><text:s/>3</text:p>
      <text:p text:style-name="P3">0x000<text:span text:style-name="T10">4</text:span> – <text:span text:style-name="T10">enumeration </text:span><text:s/>4</text:p>
      <text:p text:style-name="P2">So, a node might send:</text:p>
      <text:p text:style-name="P2"><text:s text:c="4"/>0x1051 unimplemented subcommand, <text:span text:style-name="T10">reason1</text:span></text:p>
      <text:p text:style-name="P3">or 0x10<text:span text:style-name="T10">54</text:span> unimplemented subcommand, <text:span text:style-name="T10">reason4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00:37:42.531200000</meta:creation-date>
    <dc:date>2015-02-12T20:11:28.572399000</dc:date>
    <meta:editing-duration>PT22H54M10S</meta:editing-duration>
    <meta:editing-cycles>1</meta:editing-cycles>
    <meta:document-statistic meta:table-count="1" meta:image-count="0" meta:object-count="0" meta:page-count="2" meta:paragraph-count="74" meta:word-count="330" meta:character-count="2241" meta:non-whitespace-character-count="1939"/>
    <meta:generator>LibreOffice/4.4.0.3$MacOSX_X86_64 LibreOffice_project/de093506bcdc5fafd9023ee680b8c60e3e0645d7</meta:generator>
  </office:meta>
</office:document-meta>
</file>